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88b9" officeooo:paragraph-rsid="001788b9"/>
    </style:style>
    <style:style style:name="P2" style:family="paragraph" style:parent-style-name="Standard">
      <style:text-properties officeooo:rsid="0018c869" officeooo:paragraph-rsid="0018c869"/>
    </style:style>
    <style:style style:name="P3" style:family="paragraph" style:parent-style-name="Standard">
      <style:text-properties officeooo:rsid="00194586" officeooo:paragraph-rsid="00194586"/>
    </style:style>
    <style:style style:name="P4" style:family="paragraph" style:parent-style-name="Standard">
      <style:text-properties officeooo:rsid="001a68d4" officeooo:paragraph-rsid="001a68d4"/>
    </style:style>
    <style:style style:name="P5" style:family="paragraph" style:parent-style-name="Standard">
      <style:text-properties officeooo:rsid="001b8c13" officeooo:paragraph-rsid="001b8c13"/>
    </style:style>
    <style:style style:name="P6" style:family="paragraph" style:parent-style-name="Standard">
      <style:text-properties officeooo:rsid="001bffba" officeooo:paragraph-rsid="001bffba"/>
    </style:style>
    <style:style style:name="P7" style:family="paragraph" style:parent-style-name="Standard">
      <style:text-properties officeooo:rsid="001c45bf" officeooo:paragraph-rsid="001c45bf"/>
    </style:style>
    <style:style style:name="P8" style:family="paragraph" style:parent-style-name="Standard">
      <style:text-properties officeooo:rsid="001d8065" officeooo:paragraph-rsid="001d8065"/>
    </style:style>
    <style:style style:name="P9" style:family="paragraph" style:parent-style-name="Standard">
      <style:text-properties officeooo:rsid="001e494b" officeooo:paragraph-rsid="001e494b"/>
    </style:style>
    <style:style style:name="T1" style:family="text">
      <style:text-properties officeooo:rsid="001779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1">Course Outcome 4</text:span></text:p>
      <text:p text:style-name="Standard"/>
      <text:p text:style-name="Standard"/>
      <text:p text:style-name="Standard"><text:s/>use student</text:p>
      <text:p text:style-name="Standard">switched to db student</text:p>
      <text:p text:style-name="Standard">student&gt; db.createCollection("stud")</text:p>
      <text:p text:style-name="Standard">{ ok: 1 }</text:p>
      <text:p text:style-name="Standard">student&gt; db.stud.insert({"srn":101,"sname":"Adharsh","degree":"Bsc","semester":4,"cgpa":6.7})</text:p>
      <text:p text:style-name="Standard">DeprecationWarning: Collection.insert() is deprecated. Use insertOne, insertMany, or bulkWrite.</text:p>
      <text:p text:style-name="Standard">{</text:p>
      <text:p text:style-name="Standard"><text:s text:c="2"/>acknowledged: true,</text:p>
      <text:p text:style-name="Standard"><text:s text:c="2"/>insertedIds: { '0': ObjectId("62a453a8de96bb8621ae7cf1") }</text:p>
      <text:p text:style-name="Standard">}</text:p>
      <text:p text:style-name="Standard">student&gt; db.stud.insert({"srn":102,"sname":"Binoy","degree":"Bca","semester":4,"cgpa":9.7})</text:p>
      <text:p text:style-name="Standard">{</text:p>
      <text:p text:style-name="Standard"><text:s text:c="2"/>acknowledged: true,</text:p>
      <text:p text:style-name="Standard"><text:s text:c="2"/>insertedIds: { '0': ObjectId("62a453cbde96bb8621ae7cf2") }</text:p>
      <text:p text:style-name="Standard">}</text:p>
      <text:p text:style-name="Standard">student&gt; db.stud.insert({"srn":103,"sname":"Rahul","degree":"Bca","semester":6,"cgpa":6.3})</text:p>
      <text:p text:style-name="Standard">{</text:p>
      <text:p text:style-name="Standard"><text:s text:c="2"/>acknowledged: true,</text:p>
      <text:p text:style-name="Standard"><text:s text:c="2"/>insertedIds: { '0': ObjectId("62a453e7de96bb8621ae7cf3") }</text:p>
      <text:p text:style-name="Standard">}</text:p>
      <text:p text:style-name="Standard">student&gt; db.stud.insert({"srn":104,"sname":"Arun","degree":"Bca","semester":6,"cgpa":7.3})</text:p>
      <text:p text:style-name="Standard">{</text:p>
      <text:p text:style-name="Standard"><text:s text:c="2"/>acknowledged: true,</text:p>
      <text:p text:style-name="Standard"><text:s text:c="2"/>insertedIds: { '0': ObjectId("62a45401de96bb8621ae7cf4") }</text:p>
      <text:p text:style-name="Standard">}</text:p>
      <text:p text:style-name="Standard">student&gt; db.stud.insert({"srn":105,"sname":"Amal","degree":"Bsc","semester":6,"cgpa":5.3})</text:p>
      <text:p text:style-name="Standard">{</text:p>
      <text:p text:style-name="Standard"><text:s text:c="2"/>acknowledged: true,</text:p>
      <text:p text:style-name="Standard"><text:s text:c="2"/>insertedIds: { '0': ObjectId("62a45419de96bb8621ae7cf5") }</text:p>
      <text:p text:style-name="Standard">}</text:p>
      <text:p text:style-name="Standard"/>
      <text:p text:style-name="Standard"/>
      <text:p text:style-name="Standard"/>
      <text:p text:style-name="Standard"/>
      <text:p text:style-name="P1">PART B</text:p>
      <text:p text:style-name="P1"/>
      <text:p text:style-name="P1">(1)</text:p>
      <text:p text:style-name="P1"/>
      <text:p text:style-name="P1">student&gt; db.stud.find().pretty()</text:p>
      <text:p text:style-name="P1">[</text:p>
      <text:p text:style-name="P1"><text:s text:c="2"/>{</text:p>
      <text:p text:style-name="P1"><text:s text:c="4"/>_id: ObjectId("62a453a8de96bb8621ae7cf1"),</text:p>
      <text:p text:style-name="P1"><text:s text:c="4"/>srn: 101,</text:p>
      <text:p text:style-name="P1"><text:s text:c="4"/>sname: 'Adharsh',</text:p>
      <text:p text:style-name="P1"><text:s text:c="4"/>degree: 'Bsc',</text:p>
      <text:p text:style-name="P1"><text:s text:c="4"/>semester: 4,</text:p>
      <text:p text:style-name="P1"><text:s text:c="4"/>cgpa: 6.7</text:p>
      <text:p text:style-name="P1"><text:s text:c="2"/>},</text:p>
      <text:p text:style-name="P1"><text:s text:c="2"/>{</text:p>
      <text:p text:style-name="P1"><text:soft-page-break/><text:s text:c="4"/>_id: ObjectId("62a453cbde96bb8621ae7cf2"),</text:p>
      <text:p text:style-name="P1"><text:s text:c="4"/>srn: 102,</text:p>
      <text:p text:style-name="P1"><text:s text:c="4"/>sname: 'Binoy',</text:p>
      <text:p text:style-name="P1"><text:s text:c="4"/>degree: 'Bca',</text:p>
      <text:p text:style-name="P1"><text:s text:c="4"/>semester: 4,</text:p>
      <text:p text:style-name="P1"><text:s text:c="4"/>cgpa: 9.7</text:p>
      <text:p text:style-name="P1"><text:s text:c="2"/>},</text:p>
      <text:p text:style-name="P1"><text:s text:c="2"/>{</text:p>
      <text:p text:style-name="P1"><text:s text:c="4"/>_id: ObjectId("62a453e7de96bb8621ae7cf3"),</text:p>
      <text:p text:style-name="P1"><text:s text:c="4"/>srn: 103,</text:p>
      <text:p text:style-name="P1"><text:s text:c="4"/>sname: 'Rahul',</text:p>
      <text:p text:style-name="P1"><text:s text:c="4"/>degree: 'Bca',</text:p>
      <text:p text:style-name="P1"><text:s text:c="4"/>semester: 6,</text:p>
      <text:p text:style-name="P1"><text:s text:c="4"/>cgpa: 6.3</text:p>
      <text:p text:style-name="P1"><text:s text:c="2"/>},</text:p>
      <text:p text:style-name="P1"><text:s text:c="2"/>{</text:p>
      <text:p text:style-name="P1"><text:s text:c="4"/>_id: ObjectId("62a45401de96bb8621ae7cf4"),</text:p>
      <text:p text:style-name="P1"><text:s text:c="4"/>srn: 104,</text:p>
      <text:p text:style-name="P1"><text:s text:c="4"/>sname: 'Arun',</text:p>
      <text:p text:style-name="P1"><text:s text:c="4"/>degree: 'Bca',</text:p>
      <text:p text:style-name="P1"><text:s text:c="4"/>semester: 6,</text:p>
      <text:p text:style-name="P1"><text:s text:c="4"/>cgpa: 7.3</text:p>
      <text:p text:style-name="P1"><text:s text:c="2"/>},</text:p>
      <text:p text:style-name="P1"><text:s text:c="2"/>{</text:p>
      <text:p text:style-name="P1"><text:s text:c="4"/>_id: ObjectId("62a45419de96bb8621ae7cf5"),</text:p>
      <text:p text:style-name="P1"><text:s text:c="4"/>srn: 105,</text:p>
      <text:p text:style-name="P1"><text:s text:c="4"/>sname: 'Amal',</text:p>
      <text:p text:style-name="P1"><text:s text:c="4"/>degree: 'Bsc',</text:p>
      <text:p text:style-name="P1"><text:s text:c="4"/>semester: 6,</text:p>
      <text:p text:style-name="P1"><text:s text:c="4"/>cgpa: 5.3</text:p>
      <text:p text:style-name="P1"><text:s text:c="2"/>}</text:p>
      <text:p text:style-name="P1">]</text:p>
      <text:p text:style-name="P1"/>
      <text:p text:style-name="P1"/>
      <text:p text:style-name="P1"/>
      <text:p text:style-name="P1"/>
      <text:p text:style-name="P1"/>
      <text:p text:style-name="P1"/>
      <text:p text:style-name="P1">(2)</text:p>
      <text:p text:style-name="P1"/>
      <text:p text:style-name="P1"/>
      <text:p text:style-name="P1">student&gt; db.stud.find({"degree":"Bca"}).pretty()</text:p>
      <text:p text:style-name="P1">[</text:p>
      <text:p text:style-name="P1"><text:s text:c="2"/>{</text:p>
      <text:p text:style-name="P1"><text:s text:c="4"/>_id: ObjectId("62a453cbde96bb8621ae7cf2"),</text:p>
      <text:p text:style-name="P1"><text:s text:c="4"/>srn: 102,</text:p>
      <text:p text:style-name="P1"><text:s text:c="4"/>sname: 'Binoy',</text:p>
      <text:p text:style-name="P1"><text:s text:c="4"/>degree: 'Bca',</text:p>
      <text:p text:style-name="P1"><text:s text:c="4"/>semester: 4,</text:p>
      <text:p text:style-name="P1"><text:s text:c="4"/>cgpa: 9.7</text:p>
      <text:p text:style-name="P1"><text:s text:c="2"/>},</text:p>
      <text:p text:style-name="P1"><text:s text:c="2"/>{</text:p>
      <text:p text:style-name="P1"><text:soft-page-break/><text:s text:c="4"/>_id: ObjectId("62a453e7de96bb8621ae7cf3"),</text:p>
      <text:p text:style-name="P1"><text:s text:c="4"/>srn: 103,</text:p>
      <text:p text:style-name="P1"><text:s text:c="4"/>sname: 'Rahul',</text:p>
      <text:p text:style-name="P1"><text:s text:c="4"/>degree: 'Bca',</text:p>
      <text:p text:style-name="P1"><text:s text:c="4"/>semester: 6,</text:p>
      <text:p text:style-name="P1"><text:s text:c="4"/>cgpa: 6.3</text:p>
      <text:p text:style-name="P1"><text:s text:c="2"/>},</text:p>
      <text:p text:style-name="P1"><text:s text:c="2"/>{</text:p>
      <text:p text:style-name="P1"><text:s text:c="4"/>_id: ObjectId("62a45401de96bb8621ae7cf4"),</text:p>
      <text:p text:style-name="P1"><text:s text:c="4"/>srn: 104,</text:p>
      <text:p text:style-name="P1"><text:s text:c="4"/>sname: 'Arun',</text:p>
      <text:p text:style-name="P1"><text:s text:c="4"/>degree: 'Bca',</text:p>
      <text:p text:style-name="P1"><text:s text:c="4"/>semester: 6,</text:p>
      <text:p text:style-name="P1"><text:s text:c="4"/>cgpa: 7.3</text:p>
      <text:p text:style-name="P1"><text:s text:c="2"/>}</text:p>
      <text:p text:style-name="P1">]</text:p>
      <text:p text:style-name="P1"/>
      <text:p text:style-name="P1"/>
      <text:p text:style-name="P1"/>
      <text:p text:style-name="P1"/>
      <text:p text:style-name="P2">(3)</text:p>
      <text:p text:style-name="P2"/>
      <text:p text:style-name="P2"/>
      <text:p text:style-name="P2">student&gt; db.stud.find({},{sname:1,_id:0}).sort({sname:1})</text:p>
      <text:p text:style-name="P2">[</text:p>
      <text:p text:style-name="P2"><text:s text:c="2"/>{ sname: 'Adharsh' },</text:p>
      <text:p text:style-name="P2"><text:s text:c="2"/>{ sname: 'Amal' },</text:p>
      <text:p text:style-name="P2"><text:s text:c="2"/>{ sname: 'Arun' },</text:p>
      <text:p text:style-name="P2"><text:s text:c="2"/>{ sname: 'Binoy' },</text:p>
      <text:p text:style-name="P2"><text:s text:c="2"/>{ sname: 'Rahul' }</text:p>
      <text:p text:style-name="P2">]</text:p>
      <text:p text:style-name="P2"/>
      <text:p text:style-name="P2"/>
      <text:p text:style-name="P3">(4)</text:p>
      <text:p text:style-name="P3"/>
      <text:p text:style-name="P3"/>
      <text:p text:style-name="P3"/>
      <text:p text:style-name="P3">student&gt; db.stud.find({},{sname:1,_id:0}).limit(3).sort({cgpa:-1})</text:p>
      <text:p text:style-name="P3">[ { sname: 'Binoy' }, { sname: 'Arun' }, { sname: 'Adharsh' } ]</text:p>
      <text:p text:style-name="P3"/>
      <text:p text:style-name="P3"/>
      <text:p text:style-name="P3"/>
      <text:p text:style-name="P4">(5)</text:p>
      <text:p text:style-name="P4"/>
      <text:p text:style-name="P4"/>
      <text:p text:style-name="P4">student&gt; db.stud.find().skip(2).limit(3)</text:p>
      <text:p text:style-name="P4">[</text:p>
      <text:p text:style-name="P4"><text:s text:c="2"/>{</text:p>
      <text:p text:style-name="P4"><text:s text:c="4"/>_id: ObjectId("62a453e7de96bb8621ae7cf3"),</text:p>
      <text:p text:style-name="P4"><text:s text:c="4"/>srn: 103,</text:p>
      <text:p text:style-name="P4"><text:s text:c="4"/>sname: 'Rahul',</text:p>
      <text:p text:style-name="P4"><text:s text:c="4"/>degree: 'Bca',</text:p>
      <text:p text:style-name="P4"><text:soft-page-break/><text:s text:c="4"/>semester: 6,</text:p>
      <text:p text:style-name="P4"><text:s text:c="4"/>cgpa: 6.3</text:p>
      <text:p text:style-name="P4"><text:s text:c="2"/>},</text:p>
      <text:p text:style-name="P4"><text:s text:c="2"/>{</text:p>
      <text:p text:style-name="P4"><text:s text:c="4"/>_id: ObjectId("62a45401de96bb8621ae7cf4"),</text:p>
      <text:p text:style-name="P4"><text:s text:c="4"/>srn: 104,</text:p>
      <text:p text:style-name="P4"><text:s text:c="4"/>sname: 'Arun',</text:p>
      <text:p text:style-name="P4"><text:s text:c="4"/>degree: 'Bca',</text:p>
      <text:p text:style-name="P4"><text:s text:c="4"/>semester: 6,</text:p>
      <text:p text:style-name="P4"><text:s text:c="4"/>cgpa: 7.3</text:p>
      <text:p text:style-name="P4"><text:s text:c="2"/>},</text:p>
      <text:p text:style-name="P4"><text:s text:c="2"/>{</text:p>
      <text:p text:style-name="P4"><text:s text:c="4"/>_id: ObjectId("62a45419de96bb8621ae7cf5"),</text:p>
      <text:p text:style-name="P4"><text:s text:c="4"/>srn: 105,</text:p>
      <text:p text:style-name="P4"><text:s text:c="4"/>sname: 'Amal',</text:p>
      <text:p text:style-name="P4"><text:s text:c="4"/>degree: 'Bsc',</text:p>
      <text:p text:style-name="P4"><text:s text:c="4"/>semester: 6,</text:p>
      <text:p text:style-name="P4"><text:s text:c="4"/>cgpa: 5.3</text:p>
      <text:p text:style-name="P4"><text:s text:c="2"/>}</text:p>
      <text:p text:style-name="P4">]</text:p>
      <text:p text:style-name="P4"/>
      <text:p text:style-name="P4"/>
      <text:p text:style-name="P4"/>
      <text:p text:style-name="P5">(6)</text:p>
      <text:p text:style-name="P5"/>
      <text:p text:style-name="P5"/>
      <text:p text:style-name="P5"><text:s/>db.stud.find({sname:'Rahul'},{degree:1,_id:0}).pretty()</text:p>
      <text:p text:style-name="P5">[ { degree: 'Bca' } ]</text:p>
      <text:p text:style-name="P5"/>
      <text:p text:style-name="P5"/>
      <text:p text:style-name="P5"/>
      <text:p text:style-name="P5"/>
      <text:p text:style-name="P5">(7)</text:p>
      <text:p text:style-name="P5"/>
      <text:p text:style-name="P5"/>
      <text:p text:style-name="P5"/>
      <text:p text:style-name="P4"><text:s/>db.stud.find().skip(2).limit(3).sort({cgpa:-1})</text:p>
      <text:p text:style-name="P4">[</text:p>
      <text:p text:style-name="P4"><text:s text:c="2"/>{</text:p>
      <text:p text:style-name="P4"><text:s text:c="4"/>_id: ObjectId("62a453a8de96bb8621ae7cf1"),</text:p>
      <text:p text:style-name="P4"><text:s text:c="4"/>srn: 101,</text:p>
      <text:p text:style-name="P4"><text:s text:c="4"/>sname: 'Adharsh',</text:p>
      <text:p text:style-name="P4"><text:s text:c="4"/>degree: 'Bsc',</text:p>
      <text:p text:style-name="P4"><text:s text:c="4"/>semester: 4,</text:p>
      <text:p text:style-name="P4"><text:s text:c="4"/>cgpa: 6.7</text:p>
      <text:p text:style-name="P4"><text:s text:c="2"/>},</text:p>
      <text:p text:style-name="P4"><text:s text:c="2"/>{</text:p>
      <text:p text:style-name="P4"><text:s text:c="4"/>_id: ObjectId("62a453e7de96bb8621ae7cf3"),</text:p>
      <text:p text:style-name="P4"><text:s text:c="4"/>srn: 103,</text:p>
      <text:p text:style-name="P4"><text:s text:c="4"/>sname: 'Rahul',</text:p>
      <text:p text:style-name="P4"><text:s text:c="4"/>degree: 'Bca',</text:p>
      <text:p text:style-name="P4"><text:s text:c="4"/>semester: 6,</text:p>
      <text:p text:style-name="P4"><text:soft-page-break/><text:s text:c="4"/>cgpa: 6.3</text:p>
      <text:p text:style-name="P4"><text:s text:c="2"/>},</text:p>
      <text:p text:style-name="P4"><text:s text:c="2"/>{</text:p>
      <text:p text:style-name="P4"><text:s text:c="4"/>_id: ObjectId("62a45419de96bb8621ae7cf5"),</text:p>
      <text:p text:style-name="P4"><text:s text:c="4"/>srn: 105,</text:p>
      <text:p text:style-name="P4"><text:s text:c="4"/>sname: 'Amal',</text:p>
      <text:p text:style-name="P4"><text:s text:c="4"/>degree: 'Bsc',</text:p>
      <text:p text:style-name="P4"><text:s text:c="4"/>semester: 6,</text:p>
      <text:p text:style-name="P4"><text:s text:c="4"/>cgpa: 5.3</text:p>
      <text:p text:style-name="P4"><text:s text:c="2"/>}</text:p>
      <text:p text:style-name="P4">]</text:p>
      <text:p text:style-name="P4"/>
      <text:p text:style-name="P4"/>
      <text:p text:style-name="P4"/>
      <text:p text:style-name="P4"/>
      <text:p text:style-name="P4"/>
      <text:p text:style-name="P6">(8)</text:p>
      <text:p text:style-name="P6"/>
      <text:p text:style-name="P6"/>
      <text:p text:style-name="P6"><text:s/>db.stud.countDocuments({degree:'Bca'})</text:p>
      <text:p text:style-name="P6">3</text:p>
      <text:p text:style-name="P6"/>
      <text:p text:style-name="P6"/>
      <text:p text:style-name="P6"/>
      <text:p text:style-name="P6"/>
      <text:p text:style-name="P6">(9)</text:p>
      <text:p text:style-name="P6"/>
      <text:p text:style-name="P6">db.stud.find({},{degree:1,_id:0}).pretty()</text:p>
      <text:p text:style-name="P6">[</text:p>
      <text:p text:style-name="P6"><text:s text:c="2"/>{ degree: 'Bsc' },</text:p>
      <text:p text:style-name="P6"><text:s text:c="2"/>{ degree: 'Bca' },</text:p>
      <text:p text:style-name="P6"><text:s text:c="2"/>{ degree: 'Bca' },</text:p>
      <text:p text:style-name="P6"><text:s text:c="2"/>{ degree: 'Bca' },</text:p>
      <text:p text:style-name="P6"><text:s text:c="2"/>{ degree: 'Bsc' }</text:p>
      <text:p text:style-name="P6">]</text:p>
      <text:p text:style-name="P6"/>
      <text:p text:style-name="P6"/>
      <text:p text:style-name="P6"/>
      <text:p text:style-name="P6"/>
      <text:p text:style-name="P6"/>
      <text:p text:style-name="P7">(10)</text:p>
      <text:p text:style-name="P7"/>
      <text:p text:style-name="P7"/>
      <text:p text:style-name="P7"><text:s/>db.stud.distinct("degree")</text:p>
      <text:p text:style-name="P7">[ 'Bca', 'Bsc' ]</text:p>
      <text:p text:style-name="P7"/>
      <text:p text:style-name="P7"/>
      <text:p text:style-name="P8">(11)</text:p>
      <text:p text:style-name="P8"/>
      <text:p text:style-name="P8"/>
      <text:p text:style-name="P8">db.stud.find({$and:[{cgpa:{$gt:6,$lt:7}},{degree:'Bca'}]})</text:p>
      <text:p text:style-name="P8">[</text:p>
      <text:p text:style-name="P8"><text:soft-page-break/><text:s text:c="2"/>{</text:p>
      <text:p text:style-name="P8"><text:s text:c="4"/>_id: ObjectId("62a453e7de96bb8621ae7cf3"),</text:p>
      <text:p text:style-name="P8"><text:s text:c="4"/>srn: 103,</text:p>
      <text:p text:style-name="P8"><text:s text:c="4"/>sname: 'Rahul',</text:p>
      <text:p text:style-name="P8"><text:s text:c="4"/>degree: 'Bca',</text:p>
      <text:p text:style-name="P8"><text:s text:c="4"/>semester: 6,</text:p>
      <text:p text:style-name="P8"><text:s text:c="4"/>cgpa: 6.3</text:p>
      <text:p text:style-name="P8"><text:s text:c="2"/>}</text:p>
      <text:p text:style-name="P8">]</text:p>
      <text:p text:style-name="P8"/>
      <text:p text:style-name="P8"/>
      <text:p text:style-name="P8"/>
      <text:p text:style-name="P8"/>
      <text:p text:style-name="P9">(12)</text:p>
      <text:p text:style-name="P9"/>
      <text:p text:style-name="P9"/>
      <text:p text:style-name="P9">db.stud.find({$and:[{degree:'Bca'},{semester:6}]},{sname:1,_id:0,semester:1})</text:p>
      <text:p text:style-name="P9">[ { sname: 'Rahul', semester: 6 }, { sname: 'Arun', semester: 6 } 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4:08:47.688111720</meta:creation-date>
    <dc:date>2022-06-11T21:25:40.420389430</dc:date>
    <meta:editing-duration>PT11M40S</meta:editing-duration>
    <meta:editing-cycles>1</meta:editing-cycles>
    <meta:document-statistic meta:table-count="0" meta:image-count="0" meta:object-count="0" meta:page-count="6" meta:paragraph-count="205" meta:word-count="413" meta:character-count="4056" meta:non-whitespace-character-count="3380"/>
    <meta:generator>LibreOffice/7.2.6.2$Linux_X86_64 LibreOffice_project/20$Build-2</meta:generator>
  </office:meta>
</office:document-meta>
</file>